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af5" officeooo:paragraph-rsid="000edaf5"/>
    </style:style>
    <style:style style:name="P2" style:family="paragraph" style:parent-style-name="Standard">
      <style:text-properties officeooo:rsid="000edaf5" officeooo:paragraph-rsid="000ee185"/>
    </style:style>
    <style:style style:name="P3" style:family="paragraph" style:parent-style-name="Standard">
      <style:text-properties officeooo:rsid="000ee185" officeooo:paragraph-rsid="000ee185"/>
    </style:style>
    <style:style style:name="P4" style:family="paragraph" style:parent-style-name="Standard">
      <style:text-properties officeooo:rsid="000ee185" officeooo:paragraph-rsid="0010be06"/>
    </style:style>
    <style:style style:name="P5" style:family="paragraph" style:parent-style-name="Standard">
      <style:text-properties officeooo:rsid="000ee185" officeooo:paragraph-rsid="0012ee0b"/>
    </style:style>
    <style:style style:name="P6" style:family="paragraph" style:parent-style-name="Standard">
      <style:text-properties fo:color="#ff0000" loext:opacity="100%" fo:font-weight="bold" officeooo:rsid="000edaf5" officeooo:paragraph-rsid="000edaf5" style:font-weight-asian="bold" style:font-weight-complex="bold"/>
    </style:style>
    <style:style style:name="P7" style:family="paragraph" style:parent-style-name="Standard">
      <style:text-properties officeooo:rsid="0012ee0b" officeooo:paragraph-rsid="0012ee0b"/>
    </style:style>
    <style:style style:name="P8" style:family="paragraph" style:parent-style-name="Standard">
      <style:text-properties officeooo:rsid="0012ee0b" officeooo:paragraph-rsid="0010be06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fo:letter-spacing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</style:style>
    <style:style style:name="P12" style:family="paragraph" style:parent-style-name="Standard">
      <style:text-properties fo:color="#000000" loext:opacity="100%" officeooo:rsid="0014299f" officeooo:paragraph-rsid="0014299f"/>
    </style:style>
    <style:style style:name="P13" style:family="paragraph" style:parent-style-name="Standard">
      <style:text-properties fo:color="#000000" loext:opacity="100%" officeooo:rsid="00161590" officeooo:paragraph-rsid="00161590"/>
    </style:style>
    <style:style style:name="P14" style:family="paragraph" style:parent-style-name="Standard">
      <style:text-properties officeooo:paragraph-rsid="0014299f"/>
    </style:style>
    <style:style style:name="P15" style:family="paragraph" style:parent-style-name="Preformatted_20_Text">
      <style:text-properties fo:font-variant="normal" fo:text-transform="none" fo:color="#ff0000" loext:opacity="100%" style:font-name="Courier New" fo:font-size="10.5pt" fo:letter-spacing="normal" fo:font-style="normal" fo:font-weight="normal" officeooo:rsid="000edaf5" officeooo:paragraph-rsid="000edaf5"/>
    </style:style>
    <style:style style:name="T1" style:family="text">
      <style:text-properties officeooo:rsid="000ee185"/>
    </style:style>
    <style:style style:name="T2" style:family="text">
      <style:text-properties fo:font-weight="bold" officeooo:rsid="000ee185" style:font-weight-asian="bold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ff0000" loext:opacity="100%" fo:font-weight="bold" officeooo:rsid="000ee185" style:font-weight-asian="bold" style:font-weight-complex="bold"/>
    </style:style>
    <style:style style:name="T6" style:family="text">
      <style:text-properties fo:color="#ff0000" loext:opacity="100%" fo:font-weight="bold" officeooo:rsid="00125c91" style:font-weight-asian="bold" style:font-weight-complex="bold"/>
    </style:style>
    <style:style style:name="T7" style:family="text">
      <style:text-properties fo:color="#ff0000" loext:opacity="100%" fo:font-weight="bold" officeooo:rsid="0012a2f8" style:font-weight-asian="bold" style:font-weight-complex="bold"/>
    </style:style>
    <style:style style:name="T8" style:family="text">
      <style:text-properties fo:color="#ff0000" loext:opacity="100%" fo:font-weight="bold" officeooo:rsid="0014299f" style:font-weight-asian="bold" style:font-weight-complex="bold"/>
    </style:style>
    <style:style style:name="T9" style:family="text">
      <style:text-properties officeooo:rsid="0010be06"/>
    </style:style>
    <style:style style:name="T10" style:family="text">
      <style:text-properties officeooo:rsid="00125c91"/>
    </style:style>
    <style:style style:name="T11" style:family="text">
      <style:text-properties officeooo:rsid="0012a2f8"/>
    </style:style>
    <style:style style:name="T12" style:family="text">
      <style:text-properties officeooo:rsid="0012ee0b"/>
    </style:style>
    <style:style style:name="T13" style:family="text">
      <style:text-properties style:font-name="Courier New" fo:font-size="10.5pt" fo:font-style="normal" fo:font-weight="normal"/>
    </style:style>
    <style:style style:name="T14" style:family="text">
      <style:text-properties officeooo:rsid="0014299f"/>
    </style:style>
    <style:style style:name="T15" style:family="text">
      <style:text-properties fo:color="#000000" loext:opacity="100%" officeooo:rsid="0014299f"/>
    </style:style>
    <style:style style:name="T16" style:family="text">
      <style:text-properties officeooo:rsid="00172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ompilar los drivers:</text:p>
      <text:p text:style-name="P1"/>
      <text:p text:style-name="P1">1.- Crear el código fuente en fichero por ejemplo <text:span text:style-name="T3">hola.c</text:span></text:p>
      <text:p text:style-name="P1"><text:span text:style-name="T3"/></text:p>
      <text:p text:style-name="P15">#include &lt;linux/init.h&gt;</text:p>
      <text:p text:style-name="P9">#include &lt;linux/module.h&gt;</text:p>
      <text:p text:style-name="P9">#include &lt;linux/kernel.h&gt;</text:p>
      <text:p text:style-name="P11"/>
      <text:p text:style-name="P9">MODULE_LICENSE("GPL");</text:p>
      <text:p text:style-name="P9">MODULE_AUTHOR("Angel");</text:p>
      <text:p text:style-name="P9">MODULE_DESCRIPTION("Un simple módulo de ejemplo");</text:p>
      <text:p text:style-name="P11"/>
      <text:p text:style-name="P9">static int __init mi_init(void){</text:p>
      <text:p text:style-name="P10"><text:s text:c="4"/><text:span text:style-name="T13">printk(KERN_INFO "Hola mundo bético\n");</text:span></text:p>
      <text:p text:style-name="P10"><text:s text:c="4"/><text:span text:style-name="T13">return 0;</text:span></text:p>
      <text:p text:style-name="P9">}</text:p>
      <text:p text:style-name="P11"/>
      <text:p text:style-name="P9">static void __exit mi_exit(void){</text:p>
      <text:p text:style-name="P10"><text:s text:c="4"/><text:span text:style-name="T13">printk(KERN_INFO "Adiós mundo palangana\n");</text:span></text:p>
      <text:p text:style-name="P9">}</text:p>
      <text:p text:style-name="P11"/>
      <text:p text:style-name="P9">module_init(mi_init);</text:p>
      <text:p text:style-name="P9">module_exit(mi_exit);</text:p>
      <text:p text:style-name="P1"><text:span text:style-name="T3"/></text:p>
      <text:p text:style-name="P12">2.- instalar las librerías para el controlador</text:p>
      <text:p text:style-name="P12"/>
      <text:p text:style-name="P12">2.1.- <text:s/>verificamos el kernel que tenemos <text:s/><text:span text:style-name="T3">uname -r</text:span></text:p>
      <text:p text:style-name="P12"/>
      <text:p text:style-name="P14"><text:span text:style-name="T15">2.2.- </text:span><text:span text:style-name="Strong_20_Emphasis">Instala los headers del kernel</text:span> Dependiendo de tu distribución </text:p>
      <text:p text:style-name="P14"><text:tab/><text:span text:style-name="T14">2.2.3.- En Debian/ubuntu </text:span><text:span text:style-name="T8">sudo apt install linux-headers-$(uname -r)</text:span></text:p>
      <text:p text:style-name="P12"><text:tab/>2.2.4.- En ArchLinux <text:span text:style-name="T4">sudo pacman -S linux-headers</text:span></text:p>
      <text:p text:style-name="P12"><text:tab/>2.2.5.- Fedora <text:span text:style-name="T4">sudo dnf install kernel-devel</text:span></text:p>
      <text:p text:style-name="P12"/>
      <text:p text:style-name="P14"><text:span text:style-name="T15">2.3.- </text:span><text:span text:style-name="Strong_20_Emphasis">Verifica que el archivo exista</text:span> <text:span text:style-name="T3">/usr/src/linux-headers-$(uname -r)/include/linux/</text:span><text:span text:style-name="T4">module.h</text:span></text:p>
      <text:p text:style-name="P13">es una de las librerias de las cabeceras</text:p>
      <text:p text:style-name="P1"><text:s text:c="4"/></text:p>
      <text:p text:style-name="P1"><text:span text:style-name="T14">3</text:span>.- Crear un fichero <text:span text:style-name="T3">MakeFile </text:span>con las instrucciones de compilacion (sin extensión)</text:p>
      <text:p text:style-name="P1"/>
      <text:p text:style-name="P1">por ejemplo: </text:p>
      <text:p text:style-name="P6">obj-m += hola.o</text:p>
      <text:p text:style-name="P6"/>
      <text:p text:style-name="P6">all:</text:p>
      <text:p text:style-name="P6"><text:tab/>make -C /lib/modules/$(shell uname -r)/build M=$(PWD) modules</text:p>
      <text:p text:style-name="P6"/>
      <text:p text:style-name="P6">clean:</text:p>
      <text:p text:style-name="P6"><text:tab/>make -C /lib/modules/$(shell uname -r)/build M=$(PWD) clean</text:p>
      <text:p text:style-name="P6"/>
      <text:p text:style-name="P1"/>
      <text:p text:style-name="P2"><text:span text:style-name="T14">4</text:span>.- <text:span text:style-name="T10">E</text:span><text:span text:style-name="T1">jecutamos </text:span><text:span text:style-name="T5">make</text:span><text:span text:style-name="T2"> </text:span><text:span text:style-name="T1">sin mas. Esto compila <text:s/>con las instrucciones indicadas en MakeFile, y <text:s/>crea una serie de ficheros entre ellos uno con extensión .ko <text:s/>en este caso hola.ko</text:span></text:p>
      <text:p text:style-name="P1"/>
      <text:p text:style-name="P1"/>
      <text:p text:style-name="P4"><text:span text:style-name="T14">5</text:span>.- <text:span text:style-name="T10">E</text:span>jecutamos <text:span text:style-name="T4">sudo insmod hola.ko <text:s/></text:span><text:span text:style-name="T9">solo una vez. Una vez hecho, el sistema no da ningún mensaje. Pero si intentamos ejecutarlo de nuevo, <text:s/></text:span><text:span text:style-name="T10">sale un mensaje indicando que ya existe el fichero </text:span></text:p>
      <text:p text:style-name="P8">Esto carga el controlador</text:p>
      <text:p text:style-name="P4"><text:soft-page-break/></text:p>
      <text:p text:style-name="P5"><text:span text:style-name="T14">6</text:span><text:span text:style-name="T10">.</text:span>- <text:span text:style-name="T10">Ejecutamos </text:span><text:span text:style-name="T7">sudo dmesg | tail </text:span><text:span text:style-name="T11"><text:s text:c="2"/>y ya nos muestra en pantalla lo que ha hecho, </text:span><text:span text:style-name="T16">lo que hace es depurar</text:span><text:span text:style-name="T11"> y los mensajes indicados en la función </text:span><text:span text:style-name="T7">printk</text:span></text:p>
      <text:p text:style-name="P4"/>
      <text:p text:style-name="P3"><text:span text:style-name="T14">7</text:span>.- <text:span text:style-name="T10">Ejecutamos </text:span><text:span text:style-name="T6">sudo rmmod hola</text:span><text:span text:style-name="T10"> no devuelve ningún mensaje </text:span><text:span text:style-name="T12">y descarga el controlador</text:span></text:p>
      <text:p text:style-name="P3"/>
      <text:p text:style-name="P3"/>
      <text:p text:style-name="P3"><text:span text:style-name="T7"/></text:p>
      <text:p text:style-name="P3"><text:span text:style-name="T7"/></text:p>
      <text:p text:style-name="P3"><text:span text:style-name="T7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20:03:24.430000000</meta:creation-date>
    <dc:date>2025-07-21T17:08:08.456000000</dc:date>
    <meta:editing-duration>PT40M31S</meta:editing-duration>
    <meta:editing-cycles>9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38" meta:word-count="251" meta:character-count="1791" meta:non-whitespace-character-count="1544"/>
  </office:meta>
</office:document-meta>
</file>